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.set( java . lang . String var0 , java . lang . String var1 , int var2 , java . lang . String var3 , java . lang . String var4 , java . lang . String var5 , java . lang . String var6 , java . lang . String var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open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lang . String var0 , java . lang . String var1 , int var2 , java . lang . String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net . URL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Auth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sameFile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setURLStreamHandlerFactory( java . net . URLStreamHandlerFacto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toExternal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lang . String var0 , java . lang . String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set( java . lang . String var0 , java . lang . String var1 , int var2 , java . lang . String var3 , java . lang . String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net . URL var0 , java . lang . String var1 , java . net . URLStreamHandle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Content( java . lang . Class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lang . String var0 , java . lang . String var1 , int var2 , java . lang . String var3 , java . net . URLStreamHandler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URL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